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5-11-2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5-09-2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5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5-03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4-11-0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4-09-23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4-05-0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4-02-1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3-11-1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3-08-2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3-05-1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3-03-2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2-12-0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2-07-2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2-04-0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2-01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1-11-2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1-02-0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0-07-0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20-01-3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9-10-18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9-07-1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9-04-1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9-01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8-10-0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8-08-0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8-04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8-01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7-10-1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7-08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7-04-1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7-01-26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6-10-1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6-07-18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6-04-1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6-01-2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5-12-0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5-07-30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5-04-2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5-01-2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4-10-1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4-07-3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4-05-0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4-02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3-10-2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3-07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3-04-1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3-02-1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2-10-2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2-08-0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2-05-1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2-02-0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1-11-0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1-08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1-05-0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1-01-3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0-10-1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0-07-0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0-04-1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10-01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9-10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9-08-2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9-04-1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9-02-1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8-10-2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8-07-1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8-04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8-01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7-10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7-07-12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7-05-3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7-01-2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6-11-0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6-07-13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6-04-20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200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3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0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9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7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1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1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0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9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7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6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5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4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3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328077012801</text:p>
          </table:table-cell>
          <table:table-cell office:value-type="string" calcext:value-type="string">
            <text:p>54K <text:s/>6 SOW 064</text:p>
          </table:table-cell>
          <table:table-cell office:value-type="string" calcext:value-type="string">
            <text:p>197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78" meta:object-count="0"/>
    <meta:user-defined meta:name="AppVersion">3.0</meta:user-defined>
  </office:meta>
</office:document-meta>
</file>